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style:style>
    <style:style style:name="P2" style:family="paragraph" style:parent-style-name="Heading_20_1">
      <style:text-properties fo:color="#000099"/>
    </style:style>
    <style:style style:name="P3" style:family="paragraph" style:parent-style-name="Heading_20_2">
      <style:text-properties fo:color="#3333ff"/>
    </style:style>
    <style:style style:name="P4" style:family="paragraph" style:parent-style-name="Heading_20_2">
      <style:text-properties fo:color="#3333ff" style:font-name="Calibri"/>
    </style:style>
    <style:style style:name="P5" style:family="paragraph" style:parent-style-name="Text_20_body">
      <style:text-properties style:font-name="Calibri"/>
    </style:style>
    <style:style style:name="P6" style:family="paragraph" style:parent-style-name="Text_20_body" style:list-style-name="L1"/>
    <style:style style:name="T1" style:family="text">
      <style:text-properties style:font-name="Calibri"/>
    </style:style>
    <style:style style:name="T2" style:family="text">
      <style:text-properties style:font-name="Calibri"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README</text:h>
      <text:p text:style-name="P1">The purpose of this solution is to prove that the Photos API is working successfully on the deployed environment. The following sections will describe the the different components of the solution.</text:p>
      <text:h text:style-name="P3" text:outline-level="2">Configuration</text:h>
      <text:p text:style-name="P1">You will find a configuration file within the Configs folder. For now, it contains the base address of the Photos API, but it can be extended to hold other settings required by the solution.</text:p>
      <text:h text:style-name="P4" text:outline-level="2">Constants</text:h>
      <text:p text:style-name="Text_20_body"><text:span text:style-name="T1">This folder holds scenario context constants and test constants. You will notice that some of the test constants are only used once, but they were created to improve readability and to avoid the use of “magic numbers” (i.e. numbers with no obvious purpose).</text:span></text:p>
      <text:h text:style-name="P3" text:outline-level="2"><text:span text:style-name="T1">Features</text:span></text:h>
      <text:p text:style-name="Text_20_body"><text:span text:style-name="T1">There is only one feature file for the Photos API. It contains scenarios that will prove that the photos can be created, retrieved, updated, deleted, and filtered.</text:span></text:p>
      <text:h text:style-name="P3" text:outline-level="2"><text:span text:style-name="T1">Models</text:span></text:h>
      <text:p text:style-name="Standard"><text:span text:style-name="T1">There are models for API requests, API responses, and the configuration file settings.</text:span></text:p>
      <text:h text:style-name="P3" text:outline-level="2"><text:span text:style-name="T1">Scenario Steps</text:span></text:h>
      <text:p text:style-name="Standard"><text:span text:style-name="T1">There is a single steps file for the Photos API feature file. There are a few steps that do not execute any code, but have been added for readability purposes. The scenario context object and an API client object have been injected into the steps file to simplify the handling of API requests and context variables.</text:span></text:p>
      <text:h text:style-name="P3" text:outline-level="2"><text:span text:style-name="T1">Support Folder</text:span></text:h>
      <text:p text:style-name="Standard"><text:span text:style-name="T1">There is a helper class to create any test data that is required by the test scenarios.</text:span></text:p>
      <text:p text:style-name="Standard"><text:span text:style-name="T1">There is an API client class to handle the submission of requests to the Photos API.</text:span></text:p>
      <text:p text:style-name="Standard"><text:span text:style-name="T1">The </text:span><text:span text:style-name="T2">TestDependencies</text:span><text:span text:style-name="T1"> class uses </text:span><text:span text:style-name="T2">Autofac</text:span><text:span text:style-name="T1"> to register the configuration file object and the API client object. Additionally, it will register any class that has the Specflow </text:span><text:span text:style-name="T2">Binding</text:span><text:span text:style-name="T1"> attribute, which gives you the ability to inject a step file object into another step file class. This may be useful for future work. However, I am aware that </text:span><text:span text:style-name="T2">YAGNI</text:span><text:span text:style-name="T1"> may apply here.</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h text:style-name="P3" text:outline-level="2"><text:soft-page-break/><text:span text:style-name="T1">Potential Improvements</text:span></text:h>
      <text:p text:style-name="Text_20_body"><text:span text:style-name="T1">The following paragraphs describe a list of improvements to the solution that I ran out of time to achieve.</text:span></text:p>
      <text:p text:style-name="Text_20_body"><text:span text:style-name="T1">The number of constants for the scenario context keys could be reduced, but I wanted to ensure that they were unique keys for each test scenario.</text:span></text:p>
      <text:p text:style-name="Text_20_body"><text:span text:style-name="T1">The following scenarios need to be included in the feature file:</text:span></text:p>
      <text:list xml:id="list1500105423855707021" text:style-name="L1">
        <text:list-item>
          <text:p text:style-name="P6"><text:span text:style-name="T1">A user cannot update a non-existent photo</text:span></text:p>
        </text:list-item>
        <text:list-item>
          <text:p text:style-name="P6"><text:span text:style-name="T1">A user cannot update the unique ID of an existing photo</text:span></text:p>
        </text:list-item>
        <text:list-item>
          <text:p text:style-name="P6"><text:span text:style-name="T1">A user can update a single field within an existing photo (via the PATCH method)</text:span></text:p>
        </text:list-item>
      </text:list>
      <text:p text:style-name="Text_20_body"><text:span text:style-name="T1">The API client class could be refactored to set up the HTTP client object as a property for the class instead of using it as a local variable within each method. The setting up of the base address for the API could be done in the class constructor. There is a better way to set up the parameters for </text:span><text:span text:style-name="T2">SearchPhotoAsync</text:span><text:span text:style-name="T1"> method, at the moment it can only filter on one field-value pair.</text:span></text:p>
      <text:p text:style-name="Text_20_body"><text:span text:style-name="T1"/></text:p>
      <text:p text:style-name="Text_20_body"><text:span text:style-name="T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novan Christian</meta:initial-creator>
    <meta:creation-date>2022-11-01T20:59:19.09</meta:creation-date>
    <dc:date>2022-11-01T22:12:14.01</dc:date>
    <dc:creator>Donovan Christian</dc:creator>
    <meta:editing-duration>PT1H11M30S</meta:editing-duration>
    <meta:editing-cycles>19</meta:editing-cycles>
    <meta:generator>OpenOffice/4.1.13$Win32 OpenOffice.org_project/4113m1$Build-9810</meta:generator>
    <meta:document-statistic meta:table-count="0" meta:image-count="0" meta:object-count="0" meta:page-count="2" meta:paragraph-count="24" meta:word-count="472" meta:character-count="2707"/>
  </office:meta>
</office:document-meta>
</file>